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7.392cm"/>
    </style:style>
    <style:style style:name="co11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3f9ff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8" style:family="table-cell" style:parent-style-name="Default"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52" office:value-type="string" calcext:value-type="string">
            <text:p>G_rdwr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53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6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N_bit]</text:p>
          </table:table-cell>
          <table:table-cell table:style-name="ce76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76" office:value-type="string" calcext:value-type="string">
            <text:p>next_p[C_bit]</text:p>
          </table:table-cell>
          <table:table-cell table:style-name="ce76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00-00-00</text:date>, <text:time style:data-style-name="N2" text:time-value="04:59:03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9T04:24:02.991000000</dc:date>
    <meta:editing-duration>P3DT4H23M26S</meta:editing-duration>
    <meta:editing-cycles>274</meta:editing-cycles>
    <meta:generator>LibreOffice/7.1.2.2$Windows_X86_64 LibreOffice_project/8a45595d069ef5570103caea1b71cc9d82b2aae4</meta:generator>
    <meta:document-statistic meta:table-count="3" meta:cell-count="1994" meta:object-count="0"/>
  </office:meta>
</office:document-meta>
</file>